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IDAutomationHC39M" svg:font-family="IDAutomationHC39M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Lucida Calligraphy" svg:font-family="'Lucida Calligraphy'" style:font-family-generic="script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use-window-font-color="true" style:font-name="Times New Roman" fo:font-size="11pt" fo:font-weight="bold" style:font-size-asian="11pt" style:font-weight-asian="bold" style:font-size-complex="11pt"/>
    </style:style>
    <style:style style:name="P2" style:family="paragraph" style:parent-style-name="Text_20_body">
      <style:paragraph-properties fo:margin-left="1.251cm" fo:margin-right="0cm" fo:margin-top="0cm" fo:margin-bottom="0cm" fo:line-height="100%" fo:text-align="justify" style:justify-single-word="false" fo:text-indent="0cm" style:auto-text-indent="false">
        <style:tab-stops>
          <style:tab-stop style:position="8.749cm"/>
          <style:tab-stop style:position="16.946cm"/>
        </style:tab-stops>
      </style:paragraph-properties>
      <style:text-properties style:use-window-font-color="true" style:font-name="Verdana" fo:font-size="9pt" fo:font-weight="bold" style:font-size-asian="9pt" style:font-weight-asian="bold" style:font-size-complex="9pt" style:font-weight-complex="bold"/>
    </style:style>
    <style:style style:name="P3" style:family="paragraph" style:parent-style-name="Text_20_body">
      <style:paragraph-properties fo:margin-left="1.251cm" fo:margin-right="0cm" fo:margin-top="0cm" fo:margin-bottom="0cm" fo:line-height="100%" fo:text-align="justify" style:justify-single-word="false" fo:text-indent="0cm" style:auto-text-indent="false">
        <style:tab-stops>
          <style:tab-stop style:position="9.781cm"/>
          <style:tab-stop style:position="16.946cm"/>
        </style:tab-stops>
      </style:paragraph-properties>
      <style:text-properties style:use-window-font-color="true" style:font-name="Verdana" fo:font-size="9pt" fo:font-weight="bold" style:font-size-asian="9pt" style:font-weight-asian="bold" style:font-size-complex="9pt" style:font-weight-complex="bold"/>
    </style:style>
    <style:style style:name="P4" style:family="paragraph" style:parent-style-name="Text_20_body">
      <style:paragraph-properties fo:margin-left="1.251cm" fo:margin-right="0cm" fo:margin-top="0cm" fo:margin-bottom="0cm" fo:line-height="100%" fo:text-align="justify" style:justify-single-word="false" fo:text-indent="0cm" style:auto-text-indent="false">
        <style:tab-stops>
          <style:tab-stop style:position="8.749cm"/>
          <style:tab-stop style:position="16.946cm"/>
        </style:tab-stops>
      </style:paragraph-properties>
      <style:text-properties style:use-window-font-color="true" style:text-line-through-style="none" style:font-name="Verdana" fo:font-size="9pt" fo:language="es" fo:country="ES" fo:font-style="normal" style:text-underline-style="none" fo:font-weight="bold" fo:background-color="transparent" style:font-size-asian="9pt" style:font-style-asian="normal" style:font-weight-asian="bold" style:font-size-complex="9pt" style:font-style-complex="normal" style:font-weight-complex="bold"/>
    </style:style>
    <style:style style:name="P5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8.749cm"/>
          <style:tab-stop style:position="16.946cm"/>
        </style:tab-stops>
      </style:paragraph-properties>
      <style:text-properties fo:color="#000000" style:text-line-through-style="none"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style:line-height-at-least="0.3cm"/>
      <style:text-properties style:use-window-font-color="true" style:font-name="Verdana" fo:font-size="10pt" style:font-size-asian="10pt" style:font-size-complex="10pt"/>
    </style:style>
    <style:style style:name="P7" style:family="paragraph" style:parent-style-name="Standard">
      <style:paragraph-properties style:line-height-at-least="0.3cm">
        <style:tab-stops>
          <style:tab-stop style:position="6.987cm"/>
          <style:tab-stop style:position="10.881cm"/>
        </style:tab-stops>
      </style:paragraph-properties>
      <style:text-properties style:use-window-font-color="true" style:font-name="Verdana" fo:font-size="10pt" style:font-size-asian="10pt" style:font-size-complex="10pt"/>
    </style:style>
    <style:style style:name="P8" style:family="paragraph" style:parent-style-name="Standard">
      <style:paragraph-properties style:line-height-at-least="0.499cm" fo:text-align="justify" style:justify-single-word="false">
        <style:tab-stops>
          <style:tab-stop style:position="16.886cm"/>
        </style:tab-stops>
      </style:paragraph-properties>
      <style:text-properties style:use-window-font-color="true" style:text-line-through-style="none" style:font-name="Verdana" fo:font-size="10pt" fo:language="es" fo:country="E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style:line-height-at-least="0.499cm" fo:text-align="justify" style:justify-single-word="false">
        <style:tab-stops>
          <style:tab-stop style:position="16.886cm"/>
        </style:tab-stops>
      </style:paragraph-properties>
      <style:text-properties fo:font-size="10pt" style:font-size-asian="10pt" style:font-size-complex="10pt"/>
    </style:style>
    <style:style style:name="P10" style:family="paragraph" style:parent-style-name="Standard">
      <style:paragraph-properties fo:margin-left="0cm" fo:margin-right="0.148cm" style:line-height-at-least="0.3cm" fo:text-align="justify" style:justify-single-word="false" fo:text-indent="0cm" style:auto-text-indent="false">
        <style:tab-stops>
          <style:tab-stop style:position="17cm"/>
        </style:tab-stops>
      </style:paragraph-properties>
      <style:text-properties style:use-window-font-color="true" style:font-name="Verdana" fo:font-size="10pt" fo:font-weight="normal" style:font-size-asian="10pt" style:font-weight-asian="normal" style:font-size-complex="10pt" style:font-weight-complex="normal"/>
    </style:style>
    <style:style style:name="P11" style:family="paragraph" style:parent-style-name="Marcador3">
      <style:text-properties style:use-window-font-color="true" style:font-name="Verdana" fo:font-size="12pt" style:font-size-asian="12pt" style:font-size-complex="12pt"/>
    </style:style>
    <style:style style:name="P12" style:family="paragraph" style:parent-style-name="Marcador3">
      <style:text-properties style:use-window-font-color="true" style:font-name="Verdana" fo:font-size="10pt" style:font-size-asian="10pt" style:font-size-complex="10pt"/>
    </style:style>
    <style:style style:name="P13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8.749cm"/>
          <style:tab-stop style:position="16.946cm"/>
        </style:tab-stops>
      </style:paragraph-properties>
      <style:text-properties style:use-window-font-color="true" style:text-line-through-style="none" style:font-name="Verdana" fo:font-size="9pt" style:text-underline-style="none" fo:font-weight="normal" style:font-size-asian="9pt" style:font-weight-asian="normal" style:font-size-complex="9pt" style:font-weight-complex="normal"/>
    </style:style>
    <style:style style:name="P14" style:family="paragraph" style:parent-style-name="Marcador3">
      <style:paragraph-properties fo:text-align="end" style:justify-single-word="false"/>
      <style:text-properties style:use-window-font-color="true" style:font-name="IDAutomationHC39M" fo:font-size="12pt" fo:font-weight="normal" style:font-size-asian="12pt" style:font-weight-asian="normal" style:font-size-complex="12pt" style:font-weight-complex="normal"/>
    </style:style>
    <style:style style:name="P15" style:family="paragraph" style:parent-style-name="Heading_20_3">
      <style:paragraph-properties style:line-height-at-least="0.3cm"/>
      <style:text-properties style:use-window-font-color="true" style:font-name="Verdana" fo:font-size="10pt" style:font-size-asian="10pt" style:font-size-complex="10pt"/>
    </style:style>
    <style:style style:name="T1" style:family="text">
      <style:text-properties style:use-window-font-color="true" style:text-line-through-style="none" style:font-name="Verdana" fo:language="es" fo:country="ES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2" style:family="text">
      <style:text-properties style:use-window-font-color="true" style:text-line-through-style="none" style:font-name="Verdana" fo:language="es" fo:country="ES" fo:font-style="normal" style:text-underline-style="none" fo:font-weight="bold" fo:background-color="transparent" style:font-style-asian="normal" style:font-weight-asian="bold" style:font-style-complex="normal" style:font-weight-complex="bold"/>
    </style:style>
    <style:style style:name="T3" style:family="text">
      <style:text-properties style:use-window-font-color="true" style:text-line-through-style="none" style:font-name="Verdana" fo:language="es" fo:country="ES" fo:font-style="normal" style:text-underline-style="none" fo:font-weight="bold" fo:background-color="transparent" style:font-style-asian="normal" style:font-weight-asian="normal" style:font-style-complex="normal" style:font-weight-complex="normal"/>
    </style:style>
    <style:style style:name="T4" style:family="text">
      <style:text-properties style:use-window-font-color="true" style:text-line-through-style="solid" style:text-line-through-type="double" style:font-name="Verdana" fo:language="es" fo:country="ES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line-through-style="solid" style:text-line-through-type="double"/>
    </style:style>
    <style:style style:name="T8" style:family="text">
      <style:text-properties style:text-line-through-style="none" fo:language="es" fo:country="ES" fo:font-style="normal" style:text-underline-style="none" fo:background-color="transparent" style:font-style-asian="normal" style:font-weight-asian="normal" style:font-style-complex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[onshow.numcrono2]</text:p>
      <text:p text:style-name="P11"/>
      <text:p text:style-name="P12">PODER FUERA DE REGISTRO</text:p>
      <text:p text:style-name="P12">PARA COBRO DE PENSIONES EN ONP <text:s/></text:p>
      <text:h text:style-name="P15" text:outline-level="3"/>
      <text:p text:style-name="P7"><text:tab/><text:tab/></text:p>
      <text:p text:style-name="P6"/>
      <text:p text:style-name="P9"><text:span text:style-name="T1">EN LA CIUDAD DE LIMA, AL (LOS) </text:span><text:span text:style-name="T3">[onshow.emision]</text:span><text:span text:style-name="T1">, ANTE MI </text:span><text:span text:style-name="T3">[onshow.nombre_notario]</text:span><text:span text:style-name="T1">, NOTARIO DE ESTA CAPITAL, COMPARECE </text:span><text:span text:style-name="T3">[onshow.poderdante]</text:span><text:span text:style-name="T1">, IDENTIFICADO CON </text:span><text:span text:style-name="T3">[onshow.tip_doc] </text:span><text:span text:style-name="T1">N° </text:span><text:span text:style-name="T2">[onshow.num_doc]</text:span><text:span text:style-name="T1">, QUIEN MANIFIESTA SER DE ESTADO CIVIL </text:span><text:span text:style-name="T3">[onshow.est_civil]</text:span><text:span text:style-name="T1">, DE NACIONALIDAD </text:span><text:span text:style-name="T3">[onshow.nacionalidad]</text:span><text:span text:style-name="T1">, CON DOMICILIO REAL EN </text:span><text:span text:style-name="T3">[onshow.domicilio]</text:span><text:span text:style-name="T1">, CON CÓDIGO DE PENSIONISTA </text:span><text:span text:style-name="T2">Nº</text:span><text:bookmark text:name="GENE14131"/><text:span text:style-name="T2"> </text:span><text:span text:style-name="T3">[onshow.seguro]</text:span><text:span text:style-name="T1">.</text:span><text:span text:style-name="T4"><text:tab/></text:span><text:span text:style-name="T1"><text:tab/></text:span></text:p>
      <text:p text:style-name="P8">EL (LA) COMPARECIENTE ES MAYOR DE EDAD, EN PLENO USO DE SUS FACULTADES, HÁBIL PARA CONTRATAR, INTELIGENTE EN EL IDIOMA CASTELLANO Y PROCEDE POR PROPIO DERECHO, DEJANDO CONSTANCIA YO EL NOTARIO DE HABER CUMPLIDO CON LAS PRESCRIPCIONES DE LOS ARTÍCULOS 27º AL 30º, 54º Y 55º DEL DECRETO LEY Nº 26002, ME MANIFIESTA QUE OTORGA PODER FUERA DE REGISTRO A FAVOR DE <text:span text:style-name="T5">[onshow.apoderado]</text:span>.<text:span text:style-name="T7"><text:tab/></text:span> <text:s text:c="4"/></text:p>
      <text:p text:style-name="P8">IDENTIFICADO(S) CON <text:span text:style-name="T5">[onshow.tdoc_apoderado] </text:span>N° <text:span text:style-name="T6">[onshow.doc_apoderado]</text:span> DOMICILIADO EN<text:span text:style-name="T6"> </text:span><text:span text:style-name="T5">[onshow.domi_apoderado]</text:span>.<text:span text:style-name="T7"><text:tab/></text:span></text:p>
      <text:p text:style-name="P8">PARA QUE EN SU NOMBRE Y REPRESENTACIÓN, PUEDA(N) EFECTUAR EL COBRO EN EFECTIVO, CHEQUE O CUALQUIER OTRA FORMA DE PAGO, DE LA PENSIÓN MENSUAL DE <text:span text:style-name="T5">[onshow.prestacion]</text:span> QUE LE CORRESPONDE Y QUE LA OFICINA DE <text:s/>NORMALIZAN DE PREVISIONAL ADMINISTRATIVA, DURANTE EL PERIODO COMPRENDIDO ENTRE LA FECHA QUE OTORGA <text:s/>EL PRESENTE PODER HASTA EL DÍA <text:span text:style-name="T5">[onshow.vigencia_fin]</text:span>.<text:span text:style-name="T7"><text:tab/></text:span></text:p>
      <text:p text:style-name="P8">EN EL CASO QUE EL PAGO SEA REALIZADO MEDIANTE CHEQUE, SE LE FACULTA A RECABAR EL CHEQUE Y HACERLO EFECTIVO EN LA ENTIDAD CORRESPONDIENTE.<text:span text:style-name="T7"><text:tab/></text:span></text:p>
      <text:p text:style-name="P8">ESTE PODER NO SERA RECHAZADO DE INSUFICIENTE POR NINGÚN MOTIVO, PUES ES VOLUNTAD DEL(LA) OTORGANTE CONFERIR A SU(S) APODERADO(S) LA MAS AMPLIAS FACULTADES PARA EL EJERCICIO DEL MISMO, SIN RESERVAS NI LIMITACIÓN ALGUNA.<text:span text:style-name="T7"><text:tab/></text:span></text:p>
      <text:p text:style-name="P8">FORMALIZADO EL INSTRUMENTO, INSTRUÍ AL(LA) OTORGANTE DE SU CONTENIDO, RATIFICÁNDOSE EN EL PODER CONFERIDO <text:s/>Y FIRMADO ANTE MI LO QUE DOY FE.<text:span text:style-name="T7"><text:tab/></text:span></text:p>
      <text:p text:style-name="P10"/>
      <text:p text:style-name="P5"/>
      <text:p text:style-name="P13"/>
      <text:p text:style-name="P1"/>
      <text:p text:style-name="P1"/>
      <text:p text:style-name="P1"/>
      <text:p text:style-name="P1"><text:tab/>..................................................................<text:tab/><text:tab/></text:p>
      <text:p text:style-name="P3">PODERDANTE<text:tab/>HUELLA PODERDANTE</text:p>
      <text:p text:style-name="P2"><text:span text:style-name="T8">[onshow.poderdante]</text:span><text:tab/></text:p>
      <text:p text:style-name="P4">[onshow.tip_doc] [onshow.num_doc]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IDAutomationHC39M" svg:font-family="IDAutomationHC39M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Lucida Calligraphy" svg:font-family="'Lucida Calligraphy'" style:font-family-generic="script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Lucida Calligraphy" fo:font-size="18pt" fo:font-weight="bold" style:font-size-asian="18pt" style:font-weight-asian="bold" style:font-weight-complex="bold"/>
    </style:style>
    <style:style style:name="Marcador3" style:family="paragraph" style:parent-style-name="Heading_20_2">
      <style:text-properties style:font-name="Book Antiqua"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8pt" fo:font-weight="bold" style:font-size-asian="8pt" style:font-weight-asian="bold" style:font-weight-complex="bold"/>
    </style:style>
    <style:style style:name="Marcador2" style:family="paragraph" style:parent-style-name="Standard">
      <style:paragraph-properties>
        <style:tab-stops>
          <style:tab-stop style:position="9.001cm"/>
          <style:tab-stop style:position="15.402cm"/>
        </style:tab-stops>
      </style:paragraph-properties>
      <style:text-properties fo:font-size="9pt" fo:language="en" fo:country="US" style:font-size-asian="9pt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H32M23S</meta:editing-duration>
    <meta:editing-cycles>26</meta:editing-cycles>
    <meta:generator>OpenOffice.org/3.3$Win32 OpenOffice.org_project/330m20$Build-9567</meta:generator>
    <dc:date>2013-03-25T14:41:27.50</dc:date>
    <dc:creator>aa aa</dc:creator>
    <meta:document-statistic meta:table-count="0" meta:image-count="0" meta:object-count="0" meta:page-count="1" meta:paragraph-count="15" meta:word-count="265" meta:character-count="1953"/>
    <meta:user-defined meta:name="Info 1"/>
    <meta:user-defined meta:name="Info 2"/>
    <meta:user-defined meta:name="Info 3"/>
    <meta:user-defined meta:name="Info 4"/>
  </office:meta>
</office:document-meta>
</file>